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27582" officeooo:paragraph-rsid="00127582"/>
    </style:style>
    <style:style style:name="P2" style:family="paragraph" style:parent-style-name="Heading_20_3">
      <style:text-properties officeooo:rsid="000ff62b" officeooo:paragraph-rsid="000ff62b"/>
    </style:style>
    <style:style style:name="P3" style:family="paragraph" style:parent-style-name="Text_20_body">
      <style:paragraph-properties fo:text-align="justify" style:justify-single-word="false"/>
      <style:text-properties officeooo:paragraph-rsid="000ff62b"/>
    </style:style>
    <style:style style:name="P4" style:family="paragraph" style:parent-style-name="Text_20_body">
      <style:paragraph-properties fo:text-align="justify" style:justify-single-word="false"/>
      <style:text-properties officeooo:paragraph-rsid="001075fa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paragraph-rsid="001075fa"/>
    </style:style>
    <style:style style:name="P6" style:family="paragraph" style:parent-style-name="Text_20_body">
      <style:paragraph-properties fo:text-align="justify" style:justify-single-word="false"/>
      <style:text-properties officeooo:paragraph-rsid="0010928a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paragraph-rsid="0010928a"/>
    </style:style>
    <style:style style:name="P8" style:family="paragraph" style:parent-style-name="Text_20_body" style:list-style-name="L3">
      <style:paragraph-properties fo:text-align="justify" style:justify-single-word="false"/>
      <style:text-properties officeooo:paragraph-rsid="00162e1f"/>
    </style:style>
    <style:style style:name="P9" style:family="paragraph" style:parent-style-name="Text_20_body" style:list-style-name="L3">
      <style:paragraph-properties fo:text-align="justify" style:justify-single-word="false"/>
      <style:text-properties officeooo:paragraph-rsid="001715b6"/>
    </style:style>
    <style:style style:name="P10" style:family="paragraph" style:parent-style-name="Text_20_body" style:list-style-name="L3">
      <style:paragraph-properties fo:text-align="justify" style:justify-single-word="false"/>
      <style:text-properties officeooo:paragraph-rsid="00190738"/>
    </style:style>
    <style:style style:name="P11" style:family="paragraph" style:parent-style-name="Text_20_body">
      <style:paragraph-properties fo:text-align="justify" style:justify-single-word="false"/>
      <style:text-properties fo:font-weight="bold" officeooo:paragraph-rsid="001715b6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114c9f" officeooo:paragraph-rsid="00114c9f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152ae4" officeooo:paragraph-rsid="00152ae4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1affed" officeooo:paragraph-rsid="001affed" style:font-weight-asian="bold" style:font-weight-complex="bold"/>
    </style:style>
    <style:style style:name="P15" style:family="paragraph" style:parent-style-name="Text_20_body" style:list-style-name="L3">
      <style:paragraph-properties fo:text-align="justify" style:justify-single-word="false"/>
      <style:text-properties fo:font-weight="normal" officeooo:rsid="00119b03" officeooo:paragraph-rsid="00119b03" style:font-weight-asian="normal" style:font-weight-complex="normal"/>
    </style:style>
    <style:style style:name="P16" style:family="paragraph" style:parent-style-name="Text_20_body" style:list-style-name="L3">
      <style:paragraph-properties fo:text-align="justify" style:justify-single-word="false"/>
      <style:text-properties fo:font-weight="normal" officeooo:rsid="00127582" officeooo:paragraph-rsid="00127582" style:font-weight-asian="normal" style:font-weight-complex="normal"/>
    </style:style>
    <style:style style:name="P17" style:family="paragraph" style:parent-style-name="Text_20_body" style:list-style-name="L3">
      <style:paragraph-properties fo:text-align="justify" style:justify-single-word="false"/>
      <style:text-properties fo:font-weight="normal" officeooo:rsid="00131146" officeooo:paragraph-rsid="00131146" style:font-weight-asian="normal" style:font-weight-complex="normal"/>
    </style:style>
    <style:style style:name="P18" style:family="paragraph" style:parent-style-name="Text_20_body" style:list-style-name="L3">
      <style:paragraph-properties fo:text-align="justify" style:justify-single-word="false"/>
      <style:text-properties fo:font-weight="normal" officeooo:rsid="00152ae4" officeooo:paragraph-rsid="00152ae4" style:font-weight-asian="normal" style:font-weight-complex="normal"/>
    </style:style>
    <style:style style:name="P19" style:family="paragraph" style:parent-style-name="Text_20_body" style:list-style-name="L3">
      <style:paragraph-properties fo:text-align="justify" style:justify-single-word="false"/>
      <style:text-properties fo:font-weight="normal" officeooo:rsid="00162e1f" officeooo:paragraph-rsid="00162e1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15b6" style:font-weight-asian="bold" style:font-weight-complex="bold"/>
    </style:style>
    <style:style style:name="T3" style:family="text">
      <style:text-properties officeooo:rsid="001199c4"/>
    </style:style>
    <style:style style:name="T4" style:family="text">
      <style:text-properties officeooo:rsid="00119b03"/>
    </style:style>
    <style:style style:name="T5" style:family="text">
      <style:text-properties fo:background-color="#cccccc" loext:char-shading-value="0"/>
    </style:style>
    <style:style style:name="T6" style:family="text">
      <style:text-properties officeooo:rsid="00162e1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2e1f" style:font-weight-asian="normal" style:font-weight-complex="normal"/>
    </style:style>
    <style:style style:name="T9" style:family="text">
      <style:text-properties fo:font-weight="normal" officeooo:rsid="001715b6" style:font-weight-asian="normal" style:font-weight-complex="normal"/>
    </style:style>
    <style:style style:name="T10" style:family="text">
      <style:text-properties fo:font-weight="normal" officeooo:rsid="00190738" style:font-weight-asian="normal" style:font-weight-complex="normal"/>
    </style:style>
    <style:style style:name="T11" style:family="text">
      <style:text-properties officeooo:rsid="001715b6"/>
    </style:style>
    <style:style style:name="T12" style:family="text">
      <style:text-properties officeooo:rsid="00190738"/>
    </style:style>
    <style:style style:name="T13" style:family="text">
      <style:text-properties officeooo:rsid="001bf44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Read and do the tasks below:</text:h>
      <text:p text:style-name="P3">Hello! I am Tim. I am studying Fine Arts. I want to be a sculptor. It needs hard work. Now, I am making a sculpture. I can use wood, stone, plastic, clay or other things but I am making it from wood, stone and some metal. Of course, there’s a model to make my work of art. I am carving the wood and casting the metal. I am using a drill, a knife and a hammer. I am searching the Internet to find new ideas. Here, they say that I can use paper clips to make designs and that’s a photo of a carved wall. Actually, I can create many different shapes, statues or coins and I can carve on walls.</text:p>
      <text:p text:style-name="P4"><text:span text:style-name="T1">a- Write true (T) or false (T).</text:span></text:p>
      <text:list xml:id="list1016655830" text:style-name="L1">
        <text:list-item>
          <text:p text:style-name="P5">Sculpting is a kind of art.</text:p>
        </text:list-item>
        <text:list-item>
          <text:p text:style-name="P5">Tim is an artist.</text:p>
        </text:list-item>
        <text:list-item>
          <text:p text:style-name="P5">He is making a statue.</text:p>
        </text:list-item>
        <text:list-item>
          <text:p text:style-name="P5">He is using many different things to make artwork.</text:p>
        </text:list-item>
        <text:list-item>
          <text:p text:style-name="P5">He wants to be a better sculptor.</text:p>
        </text:list-item>
      </text:list>
      <text:p text:style-name="P6"><text:span text:style-name="T1">b- Cross the odd word out.</text:span></text:p>
      <text:list xml:id="list2325743629" text:style-name="L2">
        <text:list-item>
          <text:p text:style-name="P7">paper, stone, model, wood.</text:p>
        </text:list-item>
        <text:list-item>
          <text:p text:style-name="P7">drill, knife, hammer, design.</text:p>
        </text:list-item>
        <text:list-item>
          <text:p text:style-name="P7">art, design, carve, cast.</text:p>
        </text:list-item>
        <text:list-item>
          <text:p text:style-name="P7">coin, statue, sculpture, practise.</text:p>
        </text:list-item>
      </text:list>
      <text:p text:style-name="P12"><text:span text:style-name="T3">c- </text:span><text:span text:style-name="T4">Fill the spaces with the correct form of the verbs</text:span>:</text:p>
      <text:list xml:id="list2793304236" text:style-name="L3">
        <text:list-item>
          <text:p text:style-name="P15">We have a new project I am …………………… (design).</text:p>
        </text:list-item>
        <text:list-item>
          <text:p text:style-name="P15">Tia (draw) ………………… pictures for the designs.</text:p>
        </text:list-item>
        <text:list-item>
          <text:p text:style-name="P15">Lily (make) ………………… a plan for what we’re going to do. </text:p>
        </text:list-item>
        <text:list-item>
          <text:p text:style-name="P15">Ali usually (travel) ………………… on weekends.</text:p>
        </text:list-item>
        <text:list-item>
          <text:p text:style-name="P15">I ………………. (look) at the paintings now.</text:p>
        </text:list-item>
        <text:list-item>
          <text:p text:style-name="P15">He …………… (wear) a strange suit today.</text:p>
        </text:list-item>
        <text:list-item>
          <text:p text:style-name="P15">They ……………. (not learning) their words now. </text:p>
        </text:list-item>
        <text:list-item>
          <text:p text:style-name="P16">She ……………… (not study) at the moment.</text:p>
        </text:list-item>
        <text:list-item>
          <text:p text:style-name="P16">What ………… (you/work) on now?</text:p>
        </text:list-item>
        <text:list-item>
          <text:p text:style-name="P16"><text:soft-page-break/>where ………… (she/play) going this weekend?</text:p>
        </text:list-item>
        <text:list-item>
          <text:p text:style-name="P17">Seahorses ………………(live) in the sea</text:p>
        </text:list-item>
        <text:list-item>
          <text:p text:style-name="P17">what does she ……….. eat?</text:p>
        </text:list-item>
        <text:list-item>
          <text:p text:style-name="P17">The crab ……….. (not/ have) a tail.</text:p>
        </text:list-item>
      </text:list>
      <text:p text:style-name="P13">d- Choose the correct option:</text:p>
      <text:list xml:id="list110423874241247" text:continue-numbering="true" text:style-name="L3">
        <text:list-item>
          <text:p text:style-name="P18"><text:s/><text:span text:style-name="T6">We’ve got a fish pet. ……….. white and orange.</text:span></text:p>
          <text:list>
            <text:list-item>
              <text:p text:style-name="P19">It’s <text:tab/><text:tab/>2. its</text:p>
            </text:list-item>
          </text:list>
        </text:list-item>
        <text:list-item>
          <text:p text:style-name="P19"><text:s/>The dead Sea is <text:s/>in Jordan ………… water is very salty.</text:p>
          <text:list>
            <text:list-item>
              <text:p text:style-name="P19">It’s <text:tab/><text:tab/>2. its</text:p>
            </text:list-item>
          </text:list>
        </text:list-item>
        <text:list-item>
          <text:p text:style-name="P19">………… doing to dive.</text:p>
          <text:list>
            <text:list-item>
              <text:p text:style-name="P8"><text:span text:style-name="T8">It’s <text:tab/><text:tab/>2. its</text:span></text:p>
            </text:list-item>
          </text:list>
        </text:list-item>
        <text:list-item>
          <text:p text:style-name="P8"><text:span text:style-name="T8"><text:s/>The turtle lays …………. eggs at the beach</text:span></text:p>
          <text:list>
            <text:list-item>
              <text:p text:style-name="P8"><text:span text:style-name="T8">It’s <text:tab/><text:tab/>2. its</text:span></text:p>
            </text:list-item>
          </text:list>
        </text:list-item>
        <text:list-item>
          <text:p text:style-name="P9"><text:span text:style-name="T8"><text:s/></text:span><text:span text:style-name="T9">The seahorse is a small fish ………… got a tall.</text:span></text:p>
          <text:list>
            <text:list-item>
              <text:p text:style-name="P9"><text:span text:style-name="T9">It’s <text:tab/><text:tab/>2. its</text:span></text:p>
            </text:list-item>
          </text:list>
        </text:list-item>
        <text:list-item>
          <text:p text:style-name="P9"><text:span text:style-name="T9">Now / yesterday), we are buying tickets at the cinema.</text:span></text:p>
        </text:list-item>
        <text:list-item>
          <text:p text:style-name="P9"><text:span text:style-name="T9">(is carving / are carving) into wood at the moment.</text:span></text:p>
        </text:list-item>
        <text:list-item>
          <text:p text:style-name="P9"><text:span text:style-name="T9">She is (casts / casting) the metals.</text:span></text:p>
        </text:list-item>
        <text:list-item>
          <text:p text:style-name="P9"><text:span text:style-name="T9">They (are / is) going round the gallery.</text:span></text:p>
        </text:list-item>
      </text:list>
      <text:p text:style-name="P11"><text:span text:style-name="T12">e</text:span><text:span text:style-name="T11">. Match the words to their meanings.</text:span></text:p>
      <text:list xml:id="list110424515548202" text:continue-numbering="true" text:style-name="L3">
        <text:list-item>
          <text:p text:style-name="P10"><text:span text:style-name="T9">costume<text:tab/><text:tab/><text:tab/><text:tab/>a. where the film takes place.</text:span></text:p>
        </text:list-item>
        <text:list-item>
          <text:p text:style-name="P10"><text:span text:style-name="T9"><text:s/>actress<text:tab/><text:tab/><text:tab/><text:tab/>b. a written story.</text:span></text:p>
        </text:list-item>
        <text:list-item>
          <text:p text:style-name="P10"><text:span text:style-name="T9">Scene<text:tab/><text:tab/><text:tab/><text:tab/><text:tab/>c. a piece of action that happens in a film.</text:span></text:p>
        </text:list-item>
        <text:list-item>
          <text:p text:style-name="P10"><text:span text:style-name="T9"><text:s/>Script<text:tab/><text:tab/><text:tab/><text:tab/><text:tab/>d. clothes that actors wear.</text:span></text:p>
        </text:list-item>
        <text:list-item>
          <text:p text:style-name="P10"><text:span text:style-name="T9">Set<text:tab/><text:tab/><text:tab/><text:tab/><text:tab/>e. a woman who acts in a film.</text:span></text:p>
        </text:list-item>
      </text:list>
      <text:p text:style-name="P14">f<text:span text:style-name="T11">. Write about a type of art that you like.</text:span><text:span text:style-name="T13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Y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ahoma" fo:font-size="12pt" fo:language="en" fo:country="US" style:font-name-asian="Noto Serif CJK SC" style:font-size-asian="10.5pt" style:language-asian="zh" style:country-asian="CN" style:font-name-complex="Tahoma1" style:font-size-complex="12pt" style:language-complex="ar" style:country-complex="SY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ahoma" fo:font-family="Tahoma" style:font-family-generic="swiss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27582" officeooo:paragraph-rsid="00127582"/>
    </style:style>
    <style:style style:name="MT1" style:family="text">
      <style:text-properties fo:background-color="#cccccc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uhannad Hassoun 0997606295</text:span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3T11:04:23.078423902</dc:date>
    <meta:editing-duration>PT28M10S</meta:editing-duration>
    <meta:editing-cycles>16</meta:editing-cycles>
    <meta:generator>LibreOffice/7.3.6.2$Linux_X86_64 LibreOffice_project/30$Build-2</meta:generator>
    <meta:document-statistic meta:table-count="0" meta:image-count="0" meta:object-count="0" meta:page-count="2" meta:paragraph-count="50" meta:word-count="484" meta:character-count="2386" meta:non-whitespace-character-count="1956"/>
  </office:meta>
</office:document-meta>
</file>